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list-style-name="LFO1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7" style:parent-style-name="ListParagraph" style:list-style-name="LFO1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8" style:parent-style-name="ListParagraph" style:list-style-name="LFO1" style:family="paragraph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p text:style-name="P1">Database:<text:s/><text:span text:style-name="T3">Beginner Level Project</text:span>: Simple Library Management System</text:p>
      <text:p text:style-name="Normal">Objective: Create a basic library management system to manage books and borrowers.</text:p>
      <text:p text:style-name="Normal"/>
      <text:p text:style-name="Normal"><text:span text:style-name="T4">Requirements</text:span>:</text:p>
      <text:p text:style-name="Normal"><text:span text:style-name="T5">Database Name</text:span>: LibraryDB</text:p>
      <text:p text:style-name="Normal"><text:span text:style-name="T6">Tables</text:span>:</text:p>
      <text:p text:style-name="Normal"><text:span text:style-name="T7">Books</text:span>: book_id (Primary Key), title, author, genre, published_year</text:p>
      <text:p text:style-name="Normal"/>
      <text:p text:style-name="Normal"><text:span text:style-name="T8">Borrowers</text:span>: borrower_id (Primary Key), name, email, phone_number</text:p>
      <text:p text:style-name="Normal"/>
      <text:p text:style-name="Normal"><text:span text:style-name="T9">BorrowedBooks</text:span>: borrowed_id (Primary Key), book_id (Foreign Key referencing Books.book_id)</text:p>
      <text:p text:style-name="Normal">borrower_id (Foreign Key referencing Borrowers.borrower_id), borrow_date, return_date</text:p>
      <text:p text:style-name="Normal"/>
      <text:p text:style-name="Normal"><text:span text:style-name="T10">Operations</text:span>:</text:p>
      <text:p text:style-name="Normal"><text:span text:style-name="T11">Insert</text:span><text:s/>sample data into each table.</text:p>
      <text:p text:style-name="Normal"><text:span text:style-name="T12">Create</text:span><text:s/>basic queries to list all books, all borrowers, and all borrowed books.</text:p>
      <text:p text:style-name="Normal"><text:span text:style-name="T13">Update</text:span><text:s/>the return date when a book is returned.</text:p>
      <text:p text:style-name="Normal"><text:span text:style-name="T14">Delete</text:span><text:s/>a borrower record when they no longer have any borrowed books.</text:p>
      <text:p text:style-name="Normal"/>
      <text:p text:style-name="Normal"><text:span text:style-name="T15">Learning Outcomes</text:span>:</text:p>
      <text:list text:style-name="LFO1" text:continue-numbering="true">
        <text:list-item>
          <text:p text:style-name="P16">Creating and relating tables.</text:p>
        </text:list-item>
        <text:list-item>
          <text:p text:style-name="P17">Basic CRUD operations.</text:p>
        </text:list-item>
        <text:list-item>
          <text:p text:style-name="P18">Using foreign keys.</text:p>
        </text:list-item>
      </text:list>
      <text:p text:style-name="Normal"/>
      <text:p text:style-name="Normal">Presentation: Prepare a document to briefly explain the database structure, the relationships between tables, and the queries performed.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Project Brief<text:s/>1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l Malik Jalloh</meta:initial-creator>
    <dc:creator>Abdul Malik Jalloh</dc:creator>
    <meta:creation-date>2024-07-16T15:48:00Z</meta:creation-date>
    <dc:date>2024-07-16T15:51:00Z</dc:date>
    <meta:template xlink:href="Normal" xlink:type="simple"/>
    <meta:editing-cycles>4</meta:editing-cycles>
    <meta:editing-duration>PT180S</meta:editing-duration>
    <meta:document-statistic meta:page-count="1" meta:paragraph-count="1" meta:word-count="147" meta:character-count="987" meta:row-count="7" meta:non-whitespace-character-count="841"/>
  </office:meta>
</office:document-meta>
</file>